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23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6.481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6.99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number-columns-repeated="7" table:style-name="Default" office:value-type="string" calcext:value-type="string">
            <text:p>{jpi; jpj; npti}</text:p>
          </table:table-cell>
          <table:table-cell table:number-columns-repeated="3" office:value-type="string" calcext:value-type="string">
            <text:p>{jpi; jpj; npti}</text:p>
          </table:table-cell>
        </table:table-row>
        <table:table-row table:style-name="ro1">
          <table:table-cell table:style-name="ce1" office:value-type="string" calcext:value-type="string">
            <text:p>Input dataset:</text:p>
          </table:table-cell>
          <table:table-cell office:value-type="string" calcext:value-type="string">
            <text:p>orca025_idx_135_352__14395.txt</text:p>
          </table:table-cell>
          <table:table-cell office:value-type="string" calcext:value-type="string">
            <text:p>orca025_idx_364_526__1326.txt</text:p>
          </table:table-cell>
          <table:table-cell office:value-type="string" calcext:value-type="string">
            <text:p>orca025_idx_364_526__17176.txt</text:p>
          </table:table-cell>
          <table:table-cell office:value-type="string" calcext:value-type="string">
            <text:p>orca025_idx_364_526__20196.txt</text:p>
          </table:table-cell>
          <table:table-cell office:value-type="string" calcext:value-type="string">
            <text:p>orca025_idx_364_526__22811.txt</text:p>
          </table:table-cell>
          <table:table-cell office:value-type="string" calcext:value-type="string">
            <text:p>orca025_idx_364_526__25868.txt</text:p>
          </table:table-cell>
          <table:table-cell office:value-type="string" calcext:value-type="string">
            <text:p>orca025_idx_364_526__34783.txt</text:p>
          </table:table-cell>
          <table:table-cell office:value-type="string" calcext:value-type="string">
            <text:p>GENERATED_364_526__5459</text:p>
          </table:table-cell>
          <table:table-cell office:value-type="string" calcext:value-type="string">
            <text:p>GENERATED_524_704__39191</text:p>
          </table:table-cell>
          <table:table-cell office:value-type="string" calcext:value-type="string">
            <text:p>GENERATED_999_1899__381629</text:p>
          </table:table-cell>
        </table:table-row>
        <table:table-row table:style-name="ro1">
          <table:table-cell table:style-name="ce1" office:value-type="string" calcext:value-type="string">
            <text:p>Time to handle full cycle on CPU:</text:p>
          </table:table-cell>
          <table:table-cell office:value-type="float" office:value="14097" calcext:value-type="float">
            <text:p>14097</text:p>
          </table:table-cell>
          <table:table-cell office:value-type="float" office:value="1371" calcext:value-type="float">
            <text:p>1371</text:p>
          </table:table-cell>
          <table:table-cell office:value-type="float" office:value="17082" calcext:value-type="float">
            <text:p>17082</text:p>
          </table:table-cell>
          <table:table-cell office:value-type="float" office:value="20018" calcext:value-type="float">
            <text:p>20018</text:p>
          </table:table-cell>
          <table:table-cell office:value-type="float" office:value="22598" calcext:value-type="float">
            <text:p>22598</text:p>
          </table:table-cell>
          <table:table-cell office:value-type="float" office:value="25506" calcext:value-type="float">
            <text:p>25506</text:p>
          </table:table-cell>
          <table:table-cell office:value-type="float" office:value="34316" calcext:value-type="float">
            <text:p>34316</text:p>
          </table:table-cell>
          <table:table-cell table:style-name="ce1" office:value-type="float" office:value="5473" calcext:value-type="float">
            <text:p>5473</text:p>
          </table:table-cell>
          <table:table-cell table:style-name="ce1" office:value-type="float" office:value="41143" calcext:value-type="float">
            <text:p>41143</text:p>
          </table:table-cell>
          <table:table-cell table:style-name="ce1" office:value-type="float" office:value="403271" calcext:value-type="float">
            <text:p>403271</text:p>
          </table:table-cell>
        </table:table-row>
        <table:table-row table:style-name="ro1">
          <table:table-cell table:style-name="ce1" office:value-type="string" calcext:value-type="string">
            <text:p>Time to handle full cycle on CPU:</text:p>
          </table:table-cell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office:value-type="float" office:value="399" calcext:value-type="float">
            <text:p>399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2043" calcext:value-type="float">
            <text:p>2043</text:p>
          </table:table-cell>
        </table:table-row>
        <table:table-row table:style-name="ro1">
          <table:table-cell table:style-name="ce1" office:value-type="string" calcext:value-type="string">
            <text:p>Time of sample calculation kernel on GPU 2D: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550" calcext:value-type="float">
            <text:p>1550</text:p>
          </table:table-cell>
        </table:table-row>
        <table:table-row table:style-name="ro1">
          <table:table-cell table:style-name="ce1" office:value-type="string" calcext:value-type="string">
            <text:p>Time of sample calculation kernel on GPU 1D: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61" calcext:value-type="float">
            <text:p>361</text:p>
          </table:table-cell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Cycle speedup CPU/GPU:</text:p>
          </table:table-cell>
          <table:table-cell table:style-name="ce2" table:formula="of:=[.B$3]/[.B$4]" office:value-type="float" office:value="37.3925729442971" calcext:value-type="float">
            <text:p>37.4</text:p>
          </table:table-cell>
          <table:table-cell table:style-name="ce2" table:formula="of:=[.C$3]/[.C$4]" office:value-type="float" office:value="3.57963446475196" calcext:value-type="float">
            <text:p>3.6</text:p>
          </table:table-cell>
          <table:table-cell table:style-name="ce2" table:formula="of:=[.D$3]/[.D$4]" office:value-type="float" office:value="43.6879795396419" calcext:value-type="float">
            <text:p>43.7</text:p>
          </table:table-cell>
          <table:table-cell table:style-name="ce2" table:formula="of:=[.E$3]/[.E$4]" office:value-type="float" office:value="52.1302083333333" calcext:value-type="float">
            <text:p>52.1</text:p>
          </table:table-cell>
          <table:table-cell table:style-name="ce2" table:formula="of:=[.F$3]/[.F$4]" office:value-type="float" office:value="58.8489583333333" calcext:value-type="float">
            <text:p>58.8</text:p>
          </table:table-cell>
          <table:table-cell table:style-name="ce2" table:formula="of:=[.G$3]/[.G$4]" office:value-type="float" office:value="64.9007633587786" calcext:value-type="float">
            <text:p>64.9</text:p>
          </table:table-cell>
          <table:table-cell table:style-name="ce2" table:formula="of:=[.H$3]/[.H$4]" office:value-type="float" office:value="86.0050125313283" calcext:value-type="float">
            <text:p>86.0</text:p>
          </table:table-cell>
          <table:table-cell table:style-name="ce2" table:formula="of:=[.I$3]/[.I$4]" office:value-type="float" office:value="14.7520215633423" calcext:value-type="float">
            <text:p>14.8</text:p>
          </table:table-cell>
          <table:table-cell table:style-name="ce2" table:formula="of:=[.J$3]/[.J$4]" office:value-type="float" office:value="97.4952606635071" calcext:value-type="float">
            <text:p>97.5</text:p>
          </table:table-cell>
          <table:table-cell table:style-name="ce2" table:formula="of:=[.K$3]/[.K$4]" office:value-type="float" office:value="197.391581008321" calcext:value-type="float">
            <text:p>197.4</text:p>
          </table:table-cell>
        </table:table-row>
        <table:table-row table:style-name="ro1">
          <table:table-cell office:value-type="string" calcext:value-type="string">
            <text:p>Calculation kernel speedup 2D/1D:</text:p>
          </table:table-cell>
          <table:table-cell table:style-name="ce2" table:formula="of:=[.B$5]/[.B$6]" office:value-type="float" office:value="1.18987341772152" calcext:value-type="float">
            <text:p>1.2</text:p>
          </table:table-cell>
          <table:table-cell table:style-name="ce2" table:formula="of:=[.C$5]/[.C$6]" office:value-type="float" office:value="1.27631578947368" calcext:value-type="float">
            <text:p>1.3</text:p>
          </table:table-cell>
          <table:table-cell table:style-name="ce2" table:formula="of:=[.D$5]/[.D$6]" office:value-type="float" office:value="1.22222222222222" calcext:value-type="float">
            <text:p>1.2</text:p>
          </table:table-cell>
          <table:table-cell table:style-name="ce2" table:formula="of:=[.E$5]/[.E$6]" office:value-type="float" office:value="1.21518987341772" calcext:value-type="float">
            <text:p>1.2</text:p>
          </table:table-cell>
          <table:table-cell table:style-name="ce2" table:formula="of:=[.F$5]/[.F$6]" office:value-type="float" office:value="1.22784810126582" calcext:value-type="float">
            <text:p>1.2</text:p>
          </table:table-cell>
          <table:table-cell table:style-name="ce2" table:formula="of:=[.G$5]/[.G$6]" office:value-type="float" office:value="1.23170731707317" calcext:value-type="float">
            <text:p>1.2</text:p>
          </table:table-cell>
          <table:table-cell table:style-name="ce2" table:formula="of:=[.H$5]/[.H$6]" office:value-type="float" office:value="1.27710843373494" calcext:value-type="float">
            <text:p>1.3</text:p>
          </table:table-cell>
          <table:table-cell table:style-name="ce2" table:formula="of:=[.I$5]/[.I$6]" office:value-type="float" office:value="1.43421052631579" calcext:value-type="float">
            <text:p>1.4</text:p>
          </table:table-cell>
          <table:table-cell table:style-name="ce2" table:formula="of:=[.J$5]/[.J$6]" office:value-type="float" office:value="2.50588235294118" calcext:value-type="float">
            <text:p>2.5</text:p>
          </table:table-cell>
          <table:table-cell table:style-name="ce2" table:formula="of:=[.K$5]/[.K$6]" office:value-type="float" office:value="4.29362880886427" calcext:value-type="float">
            <text:p>4.3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Inputs for ORCA025: dumped real arrays from ORCA025: a) 8 ranks decompositions; b) 32 ranks decompositions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GENERATED: artificially generated sequences, more aggresively split than real data</text:p>
          </table:table-cell>
          <table:table-cell table:style-name="Default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7:54:31.577803109</meta:creation-date>
    <dc:date>2026-02-12T18:40:35.092947688</dc:date>
    <meta:editing-duration>PT13M22S</meta:editing-duration>
    <meta:editing-cycles>2</meta:editing-cycles>
    <meta:generator>LibreOffice/7.3.7.2$Linux_X86_64 LibreOffice_project/30$Build-2</meta:generator>
    <meta:document-statistic meta:table-count="1" meta:cell-count="89" meta:object-count="0"/>
  </office:meta>
</office:document-meta>
</file>